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네바에</text:p>
          </table:table-cell>
          <table:table-cell table:style-name="ce19" office:value-type="string" calcext:value-type="string">
            <text:p>Nevaeh</text:p>
          </table:table-cell>
          <table:table-cell table:style-name="ce19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퍼즐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oonlight thief</text:p>
          </table:table-cell>
          <table:table-cell table:style-name="ce19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탑뷰, 액션, 잠입, 추리</text:p>
          </table:table-cell>
          <table:table-cell table:number-columns-repeated="2" table:style-name="ce19" office:value-type="string" calcext:value-type="string">
            <text:p>Alpheratz*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LUTONIUM</text:p>
          </table:table-cell>
          <table:table-cell table:style-name="ce19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2D, 어드벤처</text:p>
          </table:table-cell>
          <table:table-cell table:number-columns-repeated="2" table:style-name="ce19" office:value-type="string" calcext:value-type="string">
            <text:p>Ch.ZBK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icce</text:p>
          </table:table-cell>
          <table:table-cell table:style-name="ce19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72:list.C73" table:on-update-keep-styles="true" table:on-update-keep-size="false"/>
        <table:database-range table:name="__Anonymous_Sheet_DB__0" table:target-range-address="list.B2:list.H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00/00/00</text:date>, <text:time style:data-style-name="N2" text:time-value="00:13:02.0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3T00:19:12.805000000</dc:date>
    <meta:editing-duration>PT10H12M37S</meta:editing-duration>
    <meta:editing-cycles>231</meta:editing-cycles>
    <meta:document-statistic meta:table-count="1" meta:cell-count="69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